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/>
    <style:font-face style:name="나눔고딕2" svg:font-family="나눔고딕"/>
    <style:font-face style:name="돋움" svg:font-family="돋움"/>
    <style:font-face style:name="나눔고딕1" svg:font-family="나눔고딕" style:font-family-generic="modern"/>
    <style:font-face style:name="?? ??" svg:font-family="'?? ??'" style:font-family-generic="swiss"/>
    <style:font-face style:name="나눔고딕" svg:font-family="나눔고딕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9.737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2.556cm"/>
    </style:style>
    <style:style style:name="co10" style:family="table-column">
      <style:table-column-properties fo:break-before="auto" style:column-width="2.369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3.41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000000" style:font-name="?? ??" style:font-name-asian="?? ??1" style:font-name-complex="?? ??1"/>
    </style:style>
    <style:style style:name="ce2" style:family="table-cell" style:parent-style-name="Excel_20_Built-in_20_Normal" style:data-style-name="N0">
      <style:table-cell-properties fo:background-color="#f2dcdb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1" fo:font-weight="bold" style:font-name-asian="나눔고딕2" style:font-weight-asian="bold" style:font-name-complex="나눔고딕2" style:font-weight-complex="bold"/>
    </style:style>
    <style:style style:name="ce3" style:family="table-cell" style:parent-style-name="Excel_20_Built-in_20_Normal" style:data-style-name="N0">
      <style:table-cell-properties fo:background-color="#632523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style:font-name="나눔고딕1" fo:font-size="15pt" fo:font-weight="bold" style:font-name-asian="나눔고딕2" style:font-size-asian="15pt" style:font-weight-asian="bold" style:font-name-complex="나눔고딕2" style:font-size-complex="15pt" style:font-weight-complex="bold"/>
    </style:style>
    <style:style style:name="ce4" style:family="table-cell" style:parent-style-name="Excel_20_Built-in_20_Normal" style:data-style-name="N0">
      <style:table-cell-properties fo:background-color="#00cccc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1" fo:font-weight="bold" style:font-name-asian="나눔고딕2" style:font-weight-asian="bold" style:font-name-complex="나눔고딕2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1" style:font-name-asian="나눔고딕2" style:font-name-complex="나눔고딕2"/>
    </style:style>
    <style:style style:name="ce6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style:font-name-asian="나눔고딕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?? ??" style:font-name-asian="나눔고딕" style:font-name-complex="?? ??1"/>
    </style:style>
    <style:style style:name="ce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1" fo:font-weight="bold" style:font-name-asian="나눔고딕2" style:font-weight-asian="bold" style:font-name-complex="나눔고딕2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2dcdb" fo:border="0.002cm solid #000000"/>
    </style:style>
    <style:style style:name="ce1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나눔고딕1" style:font-name-asian="나눔고딕2" style:font-name-complex="나눔고딕2"/>
    </style:style>
    <style:style style:name="ce12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fo:font-weight="bold" style:font-name-asian="나눔고딕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탬플릿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table:number-columns-spanned="11" table:number-rows-spanned="1"/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table:number-columns-spanned="11" table:number-rows-spanned="1"/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사용자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2" office:value-type="string" table:number-columns-spanned="11" table:number-rows-spanned="1">
            <text:p>USERS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사용자 정보 테이블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아이디</text:p>
          </table:table-cell>
          <table:table-cell table:style-name="ce5" office:value-type="string">
            <text:p>id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14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비밀번호</text:p>
          </table:table-cell>
          <table:table-cell table:style-name="ce5" office:value-type="string">
            <text:p>pw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20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이름</text:p>
          </table:table-cell>
          <table:table-cell table:style-name="ce5" office:value-type="string">
            <text:p>name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5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전화번호</text:p>
          </table:table-cell>
          <table:table-cell table:style-name="ce5" office:value-type="string">
            <text:p>tel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13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주소1</text:p>
          </table:table-cell>
          <table:table-cell table:style-name="ce5" office:value-type="string">
            <text:p>addr1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1O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주소2</text:p>
          </table:table-cell>
          <table:table-cell table:style-name="ce5" office:value-type="string">
            <text:p>addr2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1O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주소3</text:p>
          </table:table-cell>
          <table:table-cell table:style-name="ce5" office:value-type="string">
            <text:p>addr3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1O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office:value-type="string">
            <text:p>소속시설</text:p>
          </table:table-cell>
          <table:table-cell table:style-name="ce5" office:value-type="string">
            <text:p>fit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4"/>
          <table:table-cell table:style-name="ce11" office:value-type="string">
            <text:p>시설 관리자 정보 테이블 참조 REFERENCES fit(f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office:value-type="string">
            <text:p>권한코드</text:p>
          </table:table-cell>
          <table:table-cell table:style-name="ce5" office:value-type="string">
            <text:p>ucode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M</text:p>
          </table:table-cell>
          <table:table-cell table:style-name="ce11" office:value-type="string">
            <text:p>ucode IN('M','T'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office:value-type="string">
            <text:p>활동여부</text:p>
          </table:table-cell>
          <table:table-cell table:style-name="ce5" office:value-type="string">
            <text:p>isshow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일반회원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2" office:value-type="string" table:number-columns-spanned="11" table:number-rows-spanned="1">
            <text:p>MEMINFO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일반 회원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일반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체형</text:p>
          </table:table-cell>
          <table:table-cell table:style-name="ce5" office:value-type="string">
            <text:p>body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30 CHAR</text:p>
          </table:table-cell>
          <table:table-cell table:style-name="ce5" table:number-columns-repeated="6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목표치</text:p>
          </table:table-cell>
          <table:table-cell table:style-name="ce5" office:value-type="string">
            <text:p>goa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0 CHAR</text:p>
          </table:table-cell>
          <table:table-cell table:style-name="ce5" table:number-columns-repeated="6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PT희망 여부</text:p>
          </table:table-cell>
          <table:table-cell table:style-name="ce5" office:value-type="string">
            <text:p>pagree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NO'</text:p>
          </table:table-cell>
          <table:table-cell table:style-name="ce11" office:value-type="string">
            <text:p>(pagree IN('Y','N'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PT희망 시간</text:p>
          </table:table-cell>
          <table:table-cell table:style-name="ce5" office:value-type="string">
            <text:p>ptime</text:p>
          </table:table-cell>
          <table:table-cell table:style-name="ce8" office:value-type="string">
            <text:p>DATE</text:p>
          </table:table-cell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number-columns-repeated="3"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 (REFERENCES user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트레이너 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TINFO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트레이너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트레이너 번호 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경력</text:p>
          </table:table-cell>
          <table:table-cell table:style-name="ce5" office:value-type="string">
            <text:p>caree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소개글</text:p>
          </table:table-cell>
          <table:table-cell table:style-name="ce5" office:value-type="string">
            <text:p>info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사용자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 (REFERENCES users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트레이너 회원 이미지" table:style-name="ta1" table:print="false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IMG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이미지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이미지 번호</text:p>
          </table:table-cell>
          <table:table-cell table:style-name="ce5" office:value-type="string">
            <text:p>i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기존이름</text:p>
          </table:table-cell>
          <table:table-cell table:style-name="ce5" office:value-type="string">
            <text:p>ori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저장이름</text:p>
          </table:table-cell>
          <table:table-cell table:style-name="ce5" office:value-type="string">
            <text:p>save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파일경로</text:p>
          </table:table-cell>
          <table:table-cell table:style-name="ce5" office:value-type="string">
            <text:p>iloc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삭제여부</text:p>
          </table:table-cell>
          <table:table-cell table:style-name="ce5" office:value-type="string">
            <text:p>isshow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IN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isshow IN('Y','N'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회원 번호</text:p>
          </table:table-cell>
          <table:table-cell table:style-name="ce5" office:value-type="string">
            <text:p>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(REFERENCES users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회원 번호</text:p>
          </table:table-cell>
          <table:table-cell table:style-name="ce5" office:value-type="string">
            <text:p>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.. 정보 테이블 참조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회원 번호</text:p>
          </table:table-cell>
          <table:table-cell table:style-name="ce5" office:value-type="string">
            <text:p>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.. 정보 테이블 참조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office:value-type="string">
            <text:p>게시판 판별 코드</text:p>
          </table:table-cell>
          <table:table-cell table:style-name="ce5" office:value-type="string">
            <text:p>code</text:p>
          </table:table-cell>
          <table:table-cell table:style-name="ce8" office:value-type="string">
            <text:p>CHAR</text:p>
          </table:table-cell>
          <table:table-cell table:style-name="ce5" office:value-type="float" office:value="2">
            <text:p>2</text:p>
          </table:table-cell>
          <table:table-cell table:style-name="ce5" table:number-columns-repeated="4"/>
          <table:table-cell table:style-name="ce5" office:value-type="string">
            <text:p>IN</text:p>
          </table:table-cell>
          <table:table-cell table:style-name="ce5"/>
          <table:table-cell table:style-name="ce11" office:value-type="string">
            <text:p>code IN('?B','?B','?B'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설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FIT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시설 관리자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시설 번호</text:p>
          </table:table-cell>
          <table:table-cell table:style-name="ce5" office:value-type="string">
            <text:p>f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시설명</text:p>
          </table:table-cell>
          <table:table-cell table:style-name="ce5" office:value-type="string">
            <text:p>f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2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아이디</text:p>
          </table:table-cell>
          <table:table-cell table:style-name="ce5" office:value-type="string">
            <text:p>id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14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비밀번호</text:p>
          </table:table-cell>
          <table:table-cell table:style-name="ce5" office:value-type="string">
            <text:p>pw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2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전화번호</text:p>
          </table:table-cell>
          <table:table-cell table:style-name="ce5" office:value-type="string">
            <text:p>te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2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주소1 </text:p>
          </table:table-cell>
          <table:table-cell table:style-name="ce5" office:value-type="string">
            <text:p>addr1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주소2 </text:p>
          </table:table-cell>
          <table:table-cell table:style-name="ce5" office:value-type="string">
            <text:p>addr2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주소3</text:p>
          </table:table-cell>
          <table:table-cell table:style-name="ce5" office:value-type="string">
            <text:p>addr3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/>
    <style:font-face style:name="나눔고딕2" svg:font-family="나눔고딕"/>
    <style:font-face style:name="돋움" svg:font-family="돋움"/>
    <style:font-face style:name="나눔고딕1" svg:font-family="나눔고딕" style:font-family-generic="modern"/>
    <style:font-face style:name="?? ??" svg:font-family="'?? ??'" style:font-family-generic="swiss"/>
    <style:font-face style:name="나눔고딕" svg:font-family="나눔고딕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middle"/>
      <style:text-properties fo:color="#000000" style:font-name="?? ??" style:font-name-asian="?? ??1" style:font-name-complex="?? ??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shadow="none" fo:background-color="transparent" style:print-page-order="ltr" style:first-page-number="continue" style:scale-to="100%" style:print="charts drawings objects">
        <style:background-image/>
      </style:page-layout-properties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2020-05-12</text:date>, <text:time>21:53:0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광호광호</meta:initial-creator>
    <meta:creation-date>2020-02-23T11:34:27Z</meta:creation-date>
    <dc:date>2020-05-12T21:53:07.84</dc:date>
    <meta:editing-cycles>44</meta:editing-cycles>
    <meta:editing-duration>P2DT5H13M31S</meta:editing-duration>
    <meta:document-statistic meta:table-count="6" meta:cell-count="449" meta:object-count="0"/>
  </office:meta>
</office:document-meta>
</file>